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font-family="'Droid Sans Mono'" style:font-family-generic="swiss" style:font-pitch="fixed"/>
    </style:style>
    <style:style style:name="P3" style:family="paragraph">
      <style:text-properties fo:color="#808080" fo:font-family="'Droid Sans Mono'" style:font-family-generic="swiss" style:font-pitch="fixed" fo:font-size="18pt"/>
    </style:style>
    <style:style style:name="P4" style:family="paragraph">
      <style:text-properties fo:font-family="'Droid Sans Mono'" style:font-family-generic="swiss" style:font-pitch="fixed" fo:font-size="18pt"/>
    </style:style>
    <style:style style:name="P5" style:family="paragraph">
      <style:text-properties fo:font-size="18pt"/>
    </style:style>
    <style:style style:name="T1" style:family="text">
      <style:text-properties fo:font-family="'Droid Sans Mono'" style:font-family-generic="swiss" style:font-pitch="fixed"/>
    </style:style>
    <style:style style:name="T2" style:family="text">
      <style:text-properties fo:font-family="'Droid Sans Mono'" style:font-family-generic="swiss" style:font-pitch="fixed" fo:font-weight="bold" style:font-weight-asian="bold" style:font-weight-complex="bold"/>
    </style:style>
    <style:style style:name="T3" style:family="text">
      <style:text-properties fo:font-family="'Droid Sans Mono'" style:font-family-generic="swiss" style:font-pitch="fixed"/>
    </style:style>
    <style:style style:name="T4" style:family="text">
      <style:text-properties fo:color="#808080" fo:font-family="'Droid Sans Mono'" style:font-family-generic="swiss" style:font-pitch="fixed" fo:font-size="18pt"/>
    </style:style>
    <style:style style:name="T5" style:family="text">
      <style:text-properties fo:font-family="'Droid Sans Mono'" style:font-family-generic="swiss" style:font-pitch="fixed" fo:font-size="1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</text:span><text:span text:style-name="T3">identifiers </text:span><text:span text:style-name="T1">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</text:span><text:span text:style-name="T3">identifiers </text:span><text:span text:style-name="T1">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0.952cm" svg:y="0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584cm" svg:y="5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587cm" svg:y1="2.197cm" svg:x2="4.584cm" svg:y2="6.464cm" draw:start-shape="id1" draw:start-glue-point="8" draw:end-shape="id2" draw:end-glue-point="6" svg:d="m1587 2197c0 2845 999 4267 2997 4267">
          <text:p/>
        </draw:connector>
        <draw:frame draw:style-name="gr5" draw:text-style-name="P3" draw:layer="layout" svg:width="2.788cm" svg:height="0.988cm" svg:x="2.184cm" svg:y="3.432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>
          <text:p/>
        </draw:connector>
        <draw:frame draw:style-name="gr2" draw:text-style-name="P4" draw:layer="layout" svg:width="2.788cm" svg:height="0.988cm" svg:x="6.697cm" svg:y="6.158cm">
          <draw:text-box>
            <text:p><text:span text:style-name="T5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697cm" svg:y="11.188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697cm" svg:y="16.395cm">
          <draw:text-box>
            <text:p><text:span text:style-name="T5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>
          <text:p/>
        </draw:connector>
        <draw:frame draw:style-name="gr6" draw:text-style-name="P3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3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>
          <text:p/>
        </draw:connector>
        <draw:frame draw:style-name="gr2" draw:text-style-name="P4" draw:layer="layout" svg:width="2.788cm" svg:height="0.988cm" svg:x="6.697cm" svg:y="6.158cm">
          <draw:text-box>
            <text:p><text:span text:style-name="T5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697cm" svg:y="14.568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697cm" svg:y="19.775cm">
          <draw:text-box>
            <text:p><text:span text:style-name="T5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>
          <text:p/>
        </draw:connector>
        <draw:frame draw:style-name="gr6" draw:text-style-name="P3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19cm" svg:y="16.999cm">
          <draw:text-box>
            <text:p><text:span text:style-name="T4">@acme</text:span></text:p>
          </draw:text-box>
        </draw:frame>
        <draw:custom-shape draw:style-name="gr3" draw:text-style-name="P1" xml:id="id11" draw:id="id11" draw:layer="layout" svg:width="1.27cm" svg:height="1.27cm" svg:x="8.672cm" svg:y="10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294cm" svg:y1="7.174cm" svg:x2="8.672cm" svg:y2="10.984cm" draw:start-shape="id8" draw:start-glue-point="8" draw:end-shape="id11" draw:end-glue-point="6" svg:d="m5294 7174c0 2540 1126 3810 3378 3810">
          <text:p/>
        </draw:connector>
        <draw:frame draw:style-name="gr2" draw:text-style-name="P4" draw:layer="layout" svg:width="5.836cm" svg:height="0.988cm" svg:x="10.71cm" svg:y="10.504cm">
          <draw:text-box>
            <text:p><text:span text:style-name="T5">=alice&lt;+email&gt;</text:span></text:p>
          </draw:text-box>
        </draw:frame>
        <draw:frame draw:style-name="gr5" draw:text-style-name="P3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3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>
          <text:p/>
        </draw:connector>
        <draw:frame draw:style-name="gr5" draw:text-style-name="P3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4" draw:layer="layout" svg:width="2.788cm" svg:height="0.988cm" svg:x="6.709cm" svg:y="6.174cm">
          <draw:text-box>
            <text:p><text:span text:style-name="T5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09cm" svg:y="20.836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09cm" svg:y="26.043cm">
          <draw:text-box>
            <text:p><text:span text:style-name="T5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>
          <text:p/>
        </draw:connector>
        <draw:frame draw:style-name="gr6" draw:text-style-name="P3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16" draw:id="id16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13" draw:start-glue-point="8" draw:end-shape="id16" draw:end-glue-point="6" svg:d="m5306 7190c0 2540 1126 3810 3378 3810">
          <text:p/>
        </draw:connector>
        <draw:frame draw:style-name="gr5" draw:text-style-name="P3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4" draw:layer="layout" svg:width="5.836cm" svg:height="0.988cm" svg:x="10.722cm" svg:y="10.52cm">
          <draw:text-box>
            <text:p><text:span text:style-name="T5">=alice&lt;+email&gt;</text:span></text:p>
          </draw:text-box>
        </draw:frame>
        <draw:custom-shape draw:style-name="gr3" draw:text-style-name="P1" xml:id="id17" draw:id="id17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16" draw:start-glue-point="8" draw:end-shape="id17" draw:end-glue-point="6" svg:d="m9319 11635c0 2641 840 3961 2520 3961">
          <text:p/>
        </draw:connector>
        <draw:frame draw:style-name="gr5" draw:text-style-name="P3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17" draw:start-glue-point="8" draw:end-shape="id18" draw:end-glue-point="3" svg:d="m12474 16231c0 2707 1060 4060 3182 4060">
          <text:p/>
        </draw:connector>
        <draw:frame draw:style-name="gr2" draw:text-style-name="P4" draw:layer="layout" svg:width="6.217cm" svg:height="0.988cm" svg:x="13.884cm" svg:y="15.148cm">
          <draw:text-box>
            <text:p><text:span text:style-name="T5">=alice&lt;+email&gt;&amp;</text:span></text:p>
          </draw:text-box>
        </draw:frame>
        <draw:frame draw:style-name="gr5" draw:text-style-name="P3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4" draw:layer="layout" svg:width="6.979cm" svg:height="0.988cm" svg:x="12.99cm" svg:y="21.526cm">
          <draw:text-box>
            <text:p><text:span text:style-name="T5">“</text:span><text:span text:style-name="T5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>
          <text:p/>
        </draw:connector>
        <draw:frame draw:style-name="gr5" draw:text-style-name="P3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4" draw:layer="layout" svg:width="2.788cm" svg:height="0.988cm" svg:x="6.709cm" svg:y="6.174cm">
          <draw:text-box>
            <text:p><text:span text:style-name="T5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09cm" svg:y="20.836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09cm" svg:y="26.043cm">
          <draw:text-box>
            <text:p><text:span text:style-name="T5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>
          <text:p/>
        </draw:connector>
        <draw:frame draw:style-name="gr6" draw:text-style-name="P3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23" draw:id="id23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0" draw:start-glue-point="8" draw:end-shape="id23" draw:end-glue-point="6" svg:d="m5306 7190c0 2540 1126 3810 3378 3810">
          <text:p/>
        </draw:connector>
        <draw:frame draw:style-name="gr5" draw:text-style-name="P3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4" draw:layer="layout" svg:width="5.836cm" svg:height="0.988cm" svg:x="10.722cm" svg:y="10.52cm">
          <draw:text-box>
            <text:p><text:span text:style-name="T5">=alice&lt;+email&gt;</text:span></text:p>
          </draw:text-box>
        </draw:frame>
        <draw:custom-shape draw:style-name="gr3" draw:text-style-name="P1" xml:id="id24" draw:id="id24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23" draw:start-glue-point="8" draw:end-shape="id24" draw:end-glue-point="6" svg:d="m9319 11635c0 2641 840 3961 2520 3961">
          <text:p/>
        </draw:connector>
        <draw:frame draw:style-name="gr5" draw:text-style-name="P3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24" draw:start-glue-point="8" draw:end-shape="id25" draw:end-glue-point="3" svg:d="m12474 16231c0 2707 1060 4060 3182 4060">
          <text:p/>
        </draw:connector>
        <draw:frame draw:style-name="gr2" draw:text-style-name="P4" draw:layer="layout" svg:width="6.217cm" svg:height="0.988cm" svg:x="13.884cm" svg:y="15.148cm">
          <draw:text-box>
            <text:p><text:span text:style-name="T5">=alice&lt;+email&gt;&amp;</text:span></text:p>
          </draw:text-box>
        </draw:frame>
        <draw:frame draw:style-name="gr5" draw:text-style-name="P3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4" draw:layer="layout" svg:width="6.979cm" svg:height="0.988cm" svg:x="12.989cm" svg:y="21.526cm">
          <draw:text-box>
            <text:p><text:span text:style-name="T5">“</text:span><text:span text:style-name="T5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>
          <text:p/>
        </draw:connector>
        <draw:frame draw:style-name="gr5" draw:text-style-name="P3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4" draw:layer="layout" svg:width="2.788cm" svg:height="0.988cm" svg:x="6.709cm" svg:y="6.174cm">
          <draw:text-box>
            <text:p><text:span text:style-name="T5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09cm" svg:y="20.836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09cm" svg:y="26.043cm">
          <draw:text-box>
            <text:p><text:span text:style-name="T5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>
          <text:p/>
        </draw:connector>
        <draw:frame draw:style-name="gr6" draw:text-style-name="P3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30" draw:id="id30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7" draw:start-glue-point="8" draw:end-shape="id30" draw:end-glue-point="6" svg:d="m5306 7190c0 2540 1126 3810 3378 3810">
          <text:p/>
        </draw:connector>
        <draw:frame draw:style-name="gr5" draw:text-style-name="P3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4" draw:layer="layout" svg:width="5.836cm" svg:height="0.988cm" svg:x="10.722cm" svg:y="10.52cm">
          <draw:text-box>
            <text:p><text:span text:style-name="T5">=alice&lt;+email&gt;</text:span></text:p>
          </draw:text-box>
        </draw:frame>
        <draw:custom-shape draw:style-name="gr3" draw:text-style-name="P1" xml:id="id31" draw:id="id31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0" draw:start-glue-point="8" draw:end-shape="id31" draw:end-glue-point="6" svg:d="m9319 11635c0 2641 840 3961 2520 3961">
          <text:p/>
        </draw:connector>
        <draw:frame draw:style-name="gr5" draw:text-style-name="P3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1" draw:start-glue-point="8" draw:end-shape="id32" draw:end-glue-point="3" svg:d="m12474 16231c0 2707 1060 4060 3182 4060">
          <text:p/>
        </draw:connector>
        <draw:frame draw:style-name="gr2" draw:text-style-name="P4" draw:layer="layout" svg:width="6.217cm" svg:height="0.988cm" svg:x="13.884cm" svg:y="15.148cm">
          <draw:text-box>
            <text:p><text:span text:style-name="T5">=alice&lt;+email&gt;&amp;</text:span></text:p>
          </draw:text-box>
        </draw:frame>
        <draw:frame draw:style-name="gr5" draw:text-style-name="P3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>
          <text:p/>
        </draw:connector>
        <draw:frame draw:style-name="gr2" draw:layer="layout" svg:width="2.458cm" svg:height="0.962cm" svg:x="6.004cm" svg:y="14.629cm">
          <draw:text-box>
            <text:p>+friend</text:p>
          </draw:text-box>
        </draw:frame>
        <draw:frame draw:style-name="gr2" draw:text-style-name="P4" draw:layer="layout" svg:width="6.979cm" svg:height="0.988cm" svg:x="12.99cm" svg:y="21.526cm">
          <draw:text-box>
            <text:p><text:span text:style-name="T5">“</text:span><text:span text:style-name="T5">alice@email.com”</text:span></text:p>
          </draw:text-box>
        </draw:frame>
      </draw:page>
      <draw:page draw:name="page9" draw:style-name="dp1" draw:master-page-name="Default">
        <draw:frame draw:style-name="gr2" draw:text-style-name="P2" draw:layer="layout" svg:width="13.837cm" svg:height="11.306cm" svg:x="2.276cm" svg:y="4.151cm">
          <draw:text-box>
            <text:p><text:span text:style-name="T2">Contextual arcs:</text:span></text:p>
            <text:p><text:span text:style-name="T2"/></text:p>
            <text:p><text:span text:style-name="T1">//=alice</text:span></text:p>
            <text:p><text:span text:style-name="T1">//=bob</text:span></text:p>
            <text:p><text:span text:style-name="T1">//@acme</text:span></text:p>
            <text:p><text:span text:style-name="T1">=alice//&lt;+email&gt;</text:span></text:p>
            <text:p><text:span text:style-name="T1">=alice&lt;+email&gt;//&amp;</text:span></text:p>
            <text:p><text:span text:style-name="T1"/></text:p>
            <text:p><text:span text:style-name="T2">Literal arc:</text:span></text:p>
            <text:p><text:span text:style-name="T2"/></text:p>
            <text:p><text:span text:style-name="T1">=alice&lt;+email&gt;&amp;/&amp;/”alice@email.com”</text:span></text:p>
            <text:p><text:span text:style-name="T1"/></text:p>
            <text:p><text:span text:style-name="T2">Relational arc:</text:span></text:p>
            <text:p><text:span text:style-name="T2"/></text:p>
            <text:p><text:span text:style-name="T1">=alice/+friend/=bob</text:span></text:p>
          </draw:text-box>
        </draw:frame>
      </draw:page>
      <draw:page draw:name="page10" draw:style-name="dp1" draw:master-page-name="Default">
        <draw:custom-shape draw:style-name="gr1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>
          <text:p/>
        </draw:connector>
        <draw:frame draw:style-name="gr5" draw:text-style-name="P3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4" draw:layer="layout" svg:width="2.788cm" svg:height="0.988cm" svg:x="6.709cm" svg:y="6.174cm">
          <draw:text-box>
            <text:p><text:span text:style-name="T5">=alice</text:span></text:p>
          </draw:text-box>
        </draw:frame>
        <draw:custom-shape draw:style-name="gr3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.026cm" svg:height="0.988cm" svg:x="6.709cm" svg:y="20.836cm">
          <draw:text-box>
            <text:p><text:span text:style-name="T5">=bob</text:span></text:p>
          </draw:text-box>
        </draw:frame>
        <draw:frame draw:style-name="gr2" draw:text-style-name="P4" draw:layer="layout" svg:width="2.407cm" svg:height="0.988cm" svg:x="6.709cm" svg:y="26.043cm">
          <draw:text-box>
            <text:p><text:span text:style-name="T5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>
          <text:p/>
        </draw:connector>
        <draw:frame draw:style-name="gr6" draw:text-style-name="P3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3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37" draw:id="id37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34" draw:start-glue-point="8" draw:end-shape="id37" draw:end-glue-point="6" svg:d="m5306 7190c0 2540 1126 3810 3378 3810">
          <text:p/>
        </draw:connector>
        <draw:frame draw:style-name="gr5" draw:text-style-name="P3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4" draw:layer="layout" svg:width="5.836cm" svg:height="0.988cm" svg:x="10.722cm" svg:y="10.52cm">
          <draw:text-box>
            <text:p><text:span text:style-name="T5">=alice&lt;+email&gt;</text:span></text:p>
          </draw:text-box>
        </draw:frame>
        <draw:custom-shape draw:style-name="gr3" draw:text-style-name="P1" xml:id="id38" draw:id="id38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7" draw:start-glue-point="8" draw:end-shape="id38" draw:end-glue-point="6" svg:d="m9319 11635c0 2641 840 3961 2520 3961">
          <text:p/>
        </draw:connector>
        <draw:frame draw:style-name="gr5" draw:text-style-name="P3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8" draw:start-glue-point="8" draw:end-shape="id39" draw:end-glue-point="3" svg:d="m12474 16231c0 2707 1060 4060 3182 4060">
          <text:p/>
        </draw:connector>
        <draw:frame draw:style-name="gr2" draw:text-style-name="P4" draw:layer="layout" svg:width="6.217cm" svg:height="0.988cm" svg:x="13.884cm" svg:y="15.148cm">
          <draw:text-box>
            <text:p><text:span text:style-name="T5">=alice&lt;+email&gt;&amp;</text:span></text:p>
          </draw:text-box>
        </draw:frame>
        <draw:frame draw:style-name="gr5" draw:text-style-name="P3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>
          <text:p/>
        </draw:connector>
        <draw:frame draw:style-name="gr2" draw:text-style-name="P5" draw:layer="layout" svg:width="2.458cm" svg:height="0.962cm" svg:x="6.004cm" svg:y="14.629cm">
          <draw:text-box>
            <text:p><text:span text:style-name="T6">+friend</text:span></text:p>
          </draw:text-box>
        </draw:frame>
        <draw:frame draw:style-name="gr2" draw:text-style-name="P4" draw:layer="layout" svg:width="6.979cm" svg:height="0.988cm" svg:x="12.99cm" svg:y="21.526cm">
          <draw:text-box>
            <text:p><text:span text:style-name="T5">“</text:span><text:span text:style-name="T5">alice@email.com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3-12-30T19:23:09</meta:creation-date>
    <dc:date>2014-01-02T13:02:26</dc:date>
    <dc:creator>markus </dc:creator>
    <meta:editing-duration>PT14H32M57S</meta:editing-duration>
    <meta:editing-cycles>20</meta:editing-cycles>
    <meta:generator>LibreOffice/3.5$Linux_X86_64 LibreOffice_project/350m1$Build-2</meta:generator>
    <meta:document-statistic meta:object-count="142"/>
  </office:meta>
</office:document-meta>
</file>